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SB_20_Bullet_20_First" style:list-style-name="L1"/>
    <style:style style:name="P3" style:family="paragraph" style:parent-style-name="SB_20_Bullet" style:list-style-name="L1"/>
    <style:style style:name="P4" style:family="paragraph" style:parent-style-name="SB_20_Bullet_20_Last" style:list-style-name="L1"/>
    <style:style style:name="P5" style:family="paragraph" style:parent-style-name="Bullet_20_First" style:list-style-name="L2"/>
    <style:style style:name="P6" style:family="paragraph" style:parent-style-name="Bullet" style:list-style-name="L2"/>
    <style:style style:name="P7" style:family="paragraph" style:parent-style-name="Bullet_20_Last" style:list-style-name="L2"/>
    <style:style style:name="P8" style:family="paragraph" style:parent-style-name="Bullet_20_First" style:list-style-name="L3"/>
    <style:style style:name="P9" style:family="paragraph" style:parent-style-name="Bullet" style:list-style-name="L3"/>
    <style:style style:name="P10" style:family="paragraph" style:parent-style-name="Body_20_Text_20_First">
      <style:text-properties fo:font-weight="bold" style:font-weight-asian="bold" style:font-weight-complex="bold"/>
    </style:style>
    <style:style style:name="P11" style:family="paragraph" style:parent-style-name="Body_20_Text">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font-name="Times New Roman" style:font-name-asian="Times New Roman" style:font-name-complex="Times New Roman"/>
    </style:style>
    <style:style style:name="T3"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4" style:family="text">
      <style:text-properties fo:font-style="normal" style:font-style-asian="normal" style:font-style-complex="normal"/>
    </style:style>
    <style:style style:name="T5" style:family="text" style:parent-style-name="Code_20_Inline">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tracked-changes>
        <text:changed-region text:id="ct1202282112">
          <text:deletion>
            <office:change-info>
              <dc:creator>Ray Lischner</dc:creator>
              <dc:date>2006-09-18T13:24:00</dc:date>
            </office:change-info>
            <text:p text:style-name="Body_20_Text_20_First"><text:s/>and</text:p>
          </text:deletion>
        </text:changed-region>
        <text:changed-region text:id="ct1202282336">
          <text:insertion>
            <office:change-info>
              <dc:creator>Ray Lischner</dc:creator>
              <dc:date>2006-09-18T13:24:00</dc:date>
            </office:change-info>
          </text:insertion>
        </text:changed-region>
        <text:changed-region text:id="ct1204643048">
          <text:insertion>
            <office:change-info>
              <dc:creator>Ray Lischner</dc:creator>
              <dc:date>2006-09-18T13:25:00</dc:date>
            </office:change-info>
          </text:insertion>
        </text:changed-region>
        <text:changed-region text:id="ct1204642488">
          <text:insertion>
            <office:change-info>
              <dc:creator>Ray Lischner</dc:creator>
              <dc:date>2006-09-18T13:26:00</dc:date>
            </office:change-info>
          </text:insertion>
        </text:changed-region>
        <text:changed-region text:id="ct1204642600">
          <text:deletion>
            <office:change-info>
              <dc:creator>Ray Lischner</dc:creator>
              <dc:date>2006-09-18T13:26:00</dc:date>
            </office:change-info>
            <text:p text:style-name="Body_20_Text_20_First">declaration</text:p>
          </text:deletion>
        </text:changed-region>
        <text:changed-region text:id="ct1204644728">
          <text:deletion>
            <office:change-info>
              <dc:creator>Ray Lischner</dc:creator>
              <dc:date>2006-09-21T11:45:00</dc:date>
            </office:change-info>
            <text:p text:style-name="Code_20_Caption">clara</text:p>
          </text:deletion>
        </text:changed-region>
        <text:changed-region text:id="ct1204644840">
          <text:insertion>
            <office:change-info>
              <dc:creator>Ray Lischner</dc:creator>
              <dc:date>2006-09-21T11:45:00</dc:date>
            </office:change-info>
          </text:insertion>
        </text:changed-region>
        <text:changed-region text:id="ct1204644280">
          <text:insertion>
            <office:change-info>
              <dc:creator>Ray Lischner</dc:creator>
              <dc:date>2006-09-18T13:27:00</dc:date>
            </office:change-info>
          </text:insertion>
        </text:changed-region>
        <text:changed-region text:id="ct1204644168">
          <text:insertion>
            <office:change-info>
              <dc:creator>Ray Lischner</dc:creator>
              <dc:date>2006-09-18T13:28:00</dc:date>
            </office:change-info>
          </text:insertion>
        </text:changed-region>
        <text:changed-region text:id="ct1204643384">
          <text:insertion>
            <office:change-info>
              <dc:creator>Ray Lischner</dc:creator>
              <dc:date>2006-09-21T11:45:00</dc:date>
            </office:change-info>
          </text:insertion>
        </text:changed-region>
        <text:changed-region text:id="ct1204645736">
          <text:deletion>
            <office:change-info>
              <dc:creator>Ray Lischner</dc:creator>
              <dc:date>2006-09-21T11:45:00</dc:date>
            </office:change-info>
            <text:p text:style-name="Body_20_Text">clar</text:p>
          </text:deletion>
        </text:changed-region>
        <text:changed-region text:id="ct1204644056">
          <text:insertion>
            <office:change-info>
              <dc:creator>Ray Lischner</dc:creator>
              <dc:date>2006-09-21T11:45:00</dc:date>
            </office:change-info>
          </text:insertion>
        </text:changed-region>
        <text:changed-region text:id="ct1204643608">
          <text:deletion>
            <office:change-info>
              <dc:creator>Ray Lischner</dc:creator>
              <dc:date>2006-09-21T11:45:00</dc:date>
            </office:change-info>
            <text:p text:style-name="Body_20_Text">clar</text:p>
          </text:deletion>
        </text:changed-region>
        <text:changed-region text:id="ct1204643160">
          <text:insertion>
            <office:change-info>
              <dc:creator>Ray Lischner</dc:creator>
              <dc:date>2006-09-21T11:46:00</dc:date>
            </office:change-info>
          </text:insertion>
        </text:changed-region>
        <text:changed-region text:id="ct1204645512">
          <text:deletion>
            <office:change-info>
              <dc:creator>Ray Lischner</dc:creator>
              <dc:date>2006-09-21T11:45:00</dc:date>
            </office:change-info>
            <text:p text:style-name="Body_20_Text">clar</text:p>
          </text:deletion>
        </text:changed-region>
        <text:changed-region text:id="ct1204642712">
          <text:insertion>
            <office:change-info>
              <dc:creator>Ray Lischner</dc:creator>
              <dc:date>2006-09-21T11:46:00</dc:date>
            </office:change-info>
          </text:insertion>
        </text:changed-region>
        <text:changed-region text:id="ct1204645176">
          <text:deletion>
            <office:change-info>
              <dc:creator>Ray Lischner</dc:creator>
              <dc:date>2006-09-21T11:46:00</dc:date>
            </office:change-info>
            <text:p text:style-name="Body_20_Text">clar</text:p>
          </text:deletion>
        </text:changed-region>
        <text:changed-region text:id="ct1190283372">
          <text:insertion>
            <office:change-info>
              <dc:creator>Ray Lischner</dc:creator>
              <dc:date>2006-09-21T11:48:00</dc:date>
            </office:change-info>
          </text:insertion>
        </text:changed-region>
        <text:changed-region text:id="ct1204644504">
          <text:deletion>
            <office:change-info>
              <dc:creator>Ray Lischner</dc:creator>
              <dc:date>2006-09-21T11:49:00</dc:date>
            </office:change-info>
            <text:p text:style-name="Body_20_Text_20_First">inside </text:p>
          </text:deletion>
        </text:changed-region>
        <text:changed-region text:id="ct1206588304">
          <text:insertion>
            <office:change-info>
              <dc:creator>Ray Lischner</dc:creator>
              <dc:date>2006-09-21T11:49:00</dc:date>
            </office:change-info>
          </text:insertion>
        </text:changed-region>
        <text:changed-region text:id="ct1206588080">
          <text:insertion>
            <office:change-info>
              <dc:creator>Ray Lischner</dc:creator>
              <dc:date>2006-09-21T11:49:00</dc:date>
            </office:change-info>
          </text:insertion>
        </text:changed-region>
        <text:changed-region text:id="ct1200456288">
          <text:insertion>
            <office:change-info>
              <dc:creator>Ray Lischner</dc:creator>
              <dc:date>2006-09-21T11:49:00</dc:date>
            </office:change-info>
          </text:insertion>
        </text:changed-region>
        <text:changed-region text:id="ct1200459200">
          <text:insertion>
            <office:change-info>
              <dc:creator>Ray Lischner</dc:creator>
              <dc:date>2006-09-21T11:46:00</dc:date>
            </office:change-info>
          </text:insertion>
        </text:changed-region>
        <text:changed-region text:id="ct1200455728">
          <text:deletion>
            <office:change-info>
              <dc:creator>Ray Lischner</dc:creator>
              <dc:date>2006-09-21T11:46:00</dc:date>
            </office:change-info>
            <text:p text:style-name="Body_20_Text">clara</text:p>
          </text:deletion>
        </text:changed-region>
        <text:changed-region text:id="ct1235271912">
          <text:deletion>
            <office:change-info>
              <dc:creator>Ray Lischner</dc:creator>
              <dc:date>2006-09-18T14:09:00</dc:date>
            </office:change-info>
            <text:p text:style-name="Heading_20_1">s</text:p>
          </text:deletion>
        </text:changed-region>
        <text:changed-region text:id="ct1235272024">
          <text:deletion>
            <office:change-info>
              <dc:creator>Ray Lischner</dc:creator>
              <dc:date>2006-09-21T11:51:00</dc:date>
            </office:change-info>
            <text:p text:style-name="Body_20_Text_20_First"><text:s/></text:p>
          </text:deletion>
        </text:changed-region>
        <text:changed-region text:id="ct1233633752">
          <text:deletion>
            <office:change-info>
              <dc:creator>Ray Lischner</dc:creator>
              <dc:date>2006-09-21T11:50:00</dc:date>
            </office:change-info>
            <text:p text:style-name="Body_20_Text_20_First">proper</text:p>
          </text:deletion>
        </text:changed-region>
        <text:changed-region text:id="ct1235272584">
          <text:deletion>
            <office:change-info>
              <dc:creator>Ray Lischner</dc:creator>
              <dc:date>2006-09-21T11:46:00</dc:date>
            </office:change-info>
            <text:p text:style-name="Body_20_Text_20_First">clar</text:p>
          </text:deletion>
        </text:changed-region>
        <text:changed-region text:id="ct1235272696">
          <text:insertion>
            <office:change-info>
              <dc:creator>Ray Lischner</dc:creator>
              <dc:date>2006-09-21T11:46:00</dc:date>
            </office:change-info>
          </text:insertion>
        </text:changed-region>
        <text:changed-region text:id="ct1235274936">
          <text:insertion>
            <office:change-info>
              <dc:creator>Ray Lischner</dc:creator>
              <dc:date>2006-09-18T13:32:00</dc:date>
            </office:change-info>
          </text:insertion>
        </text:changed-region>
        <text:changed-region text:id="ct1234742604">
          <text:insertion>
            <office:change-info>
              <dc:creator>Ray Lischner</dc:creator>
              <dc:date>2006-09-18T14:26:00</dc:date>
            </office:change-info>
          </text:insertion>
        </text:changed-region>
        <text:changed-region text:id="ct1234742380">
          <text:deletion>
            <office:change-info>
              <dc:creator>Ray Lischner</dc:creator>
              <dc:date>2006-09-18T13:52:00</dc:date>
            </office:change-info>
            <text:p text:style-name="Body_20_Text"><text:s/>If you omit a data member from the list, that member is not initialized. If you omit the entire list, no data members are initialized</text:p>
          </text:deletion>
        </text:changed-region>
        <text:changed-region text:id="ct1234742492">
          <text:deletion>
            <office:change-info>
              <dc:creator>Ray Lischner</dc:creator>
              <dc:date>2006-09-18T13:53:00</dc:date>
            </office:change-info>
            <text:p text:style-name="Body_20_Text">.</text:p>
          </text:deletion>
        </text:changed-region>
        <text:changed-region text:id="ct1234740700">
          <text:deletion>
            <office:change-info>
              <dc:creator>Ray Lischner</dc:creator>
              <dc:date>2006-09-18T13:53:00</dc:date>
            </office:change-info>
            <text:p text:style-name="Body_20_Text">The compiler initializes data members</text:p>
          </text:deletion>
        </text:changed-region>
        <text:changed-region text:id="ct1234740476">
          <text:deletion>
            <office:change-info>
              <dc:creator>Ray Lischner</dc:creator>
              <dc:date>2006-09-18T13:52:00</dc:date>
            </office:change-info>
            <text:p text:style-name="Body_20_Text">.</text:p>
            <text:p text:style-name="Body_20_Text"/>
          </text:deletion>
        </text:changed-region>
        <text:changed-region text:id="ct1234740812">
          <text:insertion>
            <office:change-info>
              <dc:creator>Ray Lischner</dc:creator>
              <dc:date>2006-09-18T14:37:00</dc:date>
            </office:change-info>
          </text:insertion>
        </text:changed-region>
        <text:changed-region text:id="ct1234740924">
          <text:insertion>
            <office:change-info>
              <dc:creator>Ray Lischner</dc:creator>
              <dc:date>2006-09-18T14:11:00</dc:date>
            </office:change-info>
          </text:insertion>
        </text:changed-region>
        <text:changed-region text:id="ct1234741036">
          <text:insertion>
            <office:change-info>
              <dc:creator>Ray Lischner</dc:creator>
              <dc:date>2006-09-18T14:12:00</dc:date>
            </office:change-info>
          </text:insertion>
        </text:changed-region>
        <text:changed-region text:id="ct1236551676">
          <text:insertion>
            <office:change-info>
              <dc:creator>Ray Lischner</dc:creator>
              <dc:date>2006-09-18T13:55:00</dc:date>
            </office:change-info>
          </text:insertion>
        </text:changed-region>
        <text:changed-region text:id="ct1236551564">
          <text:insertion>
            <office:change-info>
              <dc:creator>Ray Lischner</dc:creator>
              <dc:date>2006-09-18T14:50:00</dc:date>
            </office:change-info>
          </text:insertion>
        </text:changed-region>
        <text:changed-region text:id="ct1236551452">
          <text:insertion>
            <office:change-info>
              <dc:creator>Ray Lischner</dc:creator>
              <dc:date>2006-09-18T13:56:00</dc:date>
            </office:change-info>
          </text:insertion>
        </text:changed-region>
        <text:changed-region text:id="ct1236551340">
          <text:insertion>
            <office:change-info>
              <dc:creator>Ray Lischner</dc:creator>
              <dc:date>2006-09-22T10:19:00</dc:date>
            </office:change-info>
          </text:insertion>
        </text:changed-region>
        <text:changed-region text:id="ct1236549772">
          <text:deletion>
            <office:change-info>
              <dc:creator>Ray Lischner</dc:creator>
              <dc:date>2006-09-18T14:04:00</dc:date>
            </office:change-info>
            <text:p text:style-name="Body_20_Text_20_Cont">. The compiler <text:hidden-text text:condition="ooow:comment == 1" text:string-value="attempts to" text:is-hidden="true">attempts to</text:hidden-text>invokes the default constructor if you declare a variable with no initializer.</text:p>
            <text:p text:style-name="Body_20_Text">If you initialize a data member with empty parentheses, the compiler calls the default constructor for members of class type<text:hidden-text text:condition="ooow:comment == 1" text:string-value="that is a serious over simplification. This is an area where there was a significant change between the 1998 version of the Standard and the 2003 version" text:is-hidden="true">that is a serious over simplification. This is an area where there was a significant change between the 1998 version of the Standard and the 2003 version</text:hidden-text>. Members of built-in type are initialized to a zero value that is suitable for the type, e.g., <text:span text:style-name="Code_20_Inline">false</text:span>, <text:span text:style-name="Code_20_Inline">0</text:span>, <text:span text:style-name="Code_20_Inline">0.0</text:span>. This is known as <text:span text:style-name="T1">zero-initialization</text:span>.</text:p>
            <text:p text:style-name="Body_20_Text"/>
          </text:deletion>
        </text:changed-region>
        <text:changed-region text:id="ct1236549884">
          <text:deletion>
            <office:change-info>
              <dc:creator>Ray Lischner</dc:creator>
              <dc:date>2006-09-18T13:30:00</dc:date>
            </office:change-info>
            <text:p text:style-name="Body_20_Text"><text:s/>(or has default argument values, so you can call<text:hidden-text text:condition="ooow:comment == 1" text:string-value="try invoked as they cannot be called" text:is-hidden="true">try invoked as they cannot be called</text:hidden-text> it with no arguments)</text:p>
          </text:deletion>
        </text:changed-region>
        <text:changed-region text:id="ct1236549996">
          <text:deletion>
            <office:change-info>
              <dc:creator>Ray Lischner</dc:creator>
              <dc:date>2006-09-18T14:04:00</dc:date>
            </office:change-info>
            <text:p text:style-name="Body_20_Text">A <text:span text:style-name="T1">default</text:span> constructor is one that takes no arguments</text:p>
          </text:deletion>
        </text:changed-region>
        <text:changed-region text:id="ct1236550108">
          <text:deletion>
            <office:change-info>
              <dc:creator>Ray Lischner</dc:creator>
              <dc:date>2006-09-18T14:09:00</dc:date>
            </office:change-info>
            <text:p text:style-name="Body_20_Text"/>
            <text:p text:style-name="Body_20_Text"/>
          </text:deletion>
        </text:changed-region>
        <text:changed-region text:id="ct1235803884">
          <text:insertion>
            <office:change-info>
              <dc:creator>Ray Lischner</dc:creator>
              <dc:date>2006-09-18T14:04:00</dc:date>
            </office:change-info>
          </text:insertion>
        </text:changed-region>
        <text:changed-region text:id="ct1235803996">
          <text:insertion>
            <office:change-info>
              <dc:creator>Ray Lischner</dc:creator>
              <dc:date>2006-09-18T14:53:00</dc:date>
            </office:change-info>
          </text:insertion>
        </text:changed-region>
        <text:changed-region text:id="ct1235803772">
          <text:insertion>
            <office:change-info>
              <dc:creator>Ray Lischner</dc:creator>
              <dc:date>2006-09-18T14:54:00</dc:date>
            </office:change-info>
          </text:insertion>
        </text:changed-region>
        <text:changed-region text:id="ct1235803660">
          <text:insertion>
            <office:change-info>
              <dc:creator>Ray Lischner</dc:creator>
              <dc:date>2006-09-18T14:56:00</dc:date>
            </office:change-info>
          </text:insertion>
        </text:changed-region>
        <text:changed-region text:id="ct1235803548">
          <text:insertion>
            <office:change-info>
              <dc:creator>Ray Lischner</dc:creator>
              <dc:date>2006-09-18T14:57:00</dc:date>
            </office:change-info>
          </text:insertion>
        </text:changed-region>
        <text:changed-region text:id="ct1235803212">
          <text:insertion>
            <office:change-info>
              <dc:creator>Ray Lischner</dc:creator>
              <dc:date>2006-09-21T11:55:00</dc:date>
            </office:change-info>
          </text:insertion>
        </text:changed-region>
      </text:tracked-changes>
      <text:variable-decls>
        <text:variable-decl office:value-type="float" text:name="chapter"/>
        <text:variable-decl office:value-type="float" text:name="code"/>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31" style:data-style-name="N0">31</text:variable-set></text:p>
      <text:p text:style-name="Chapter_20_Title">Writing Classes</text:p>
      <text:p text:style-name="Body_20_Text_20_First">The <text:span text:style-name="Code_20_Inline">rational</text:span> type is an example of a <text:span text:style-name="T1">class</text:span>. Now that you’ve seen a concrete example of writing your own class, it’s time to understand the general rules that govern all classes. This exploration and the next four lay the foundation for this important aspect of C++ programming.</text:p>
      <text:p text:style-name="Heading_20_1">Anatomy of a Class</text:p>
      <text:p text:style-name="Body_20_Text_20_First">A class has a name and <text:span text:style-name="T1">members</text:span> (data members<text:change text:change-id="ct1202282112"/><text:change-start text:change-id="ct1202282336"/>,<text:change-end text:change-id="ct1202282336"/> member functions<text:change-start text:change-id="ct1204643048"/>, and even member typedefs and nested classes<text:change-end text:change-id="ct1204643048"/><text:hidden-text text:condition="ooow:comment == 1" text:string-value="it has other possible members such as member types and typedefs" text:is-hidden="true">it has other possible members such as member types and typedefs</text:hidden-text>). Start a class definition with the <text:span text:style-name="Code_20_Inline">struct</text:span> keyword. (You might wonder why you would not start a class definition with the <text:span text:style-name="Code_20_Inline">class</text:span> keyword. Please be patient; all will become clear in Exploration 33.) The body of the class definition is surrounded by curly braces, and the definition ends with a semicolon. Within the curly braces, you list all the members. Declare data members in a manner similar to a local variable <text:change-start text:change-id="ct1204642488"/>definition<text:change-end text:change-id="ct1204642488"/><text:change text:change-id="ct1204642600"/><text:hidden-text text:condition="ooow:comment == 1" text:string-value="however note that these really are declarations and are NOT definitions. This is where the use of declaration earlier makes it hard to provide a clear distinction." text:is-hidden="true">however note that these really are declarations and are NOT definitions. This is where the use of declaration earlier makes it hard to provide a clear distinction.</text:hidden-text>, with no initializer. Write member functions in the same manner as you would a free function. Listing <text:variable-get text:name="chapter" office:value-type="float" style:data-style-name="N0">31</text:variable-get>-<text:reference-ref text:reference-format="text" text:ref-name="first_class_code">1</text:reference-ref> shows a simple class definition, with only data members.</text:p>
      <text:p text:style-name="Code_20_Caption"><text:hidden-text text:condition="ooow:" text:string-value=".func" text:is-hidden="true"/>Listing <text:variable-get text:name="chapter" office:value-type="float" style:data-style-name="N0">31</text:variable-get>-<text:reference-mark-start text:name="first_class_code"/><text:sequence text:ref-name="refText0" text:name="Text" text:formula="ooow:Text+1" style:num-format="1">1</text:sequence><text:reference-mark-end text:name="first_class_code"/>. Class de<text:change text:change-id="ct1204644728"/><text:change-start text:change-id="ct1204644840"/>fini<text:change-end text:change-id="ct1204644840"/>tion for a Cartesian point</text:p>
      <text:p text:style-name="Code_20_First">struct point</text:p>
      <text:p text:style-name="Code">{</text:p>
      <text:p text:style-name="Code"><text:s text:c="2"/>double x;</text:p>
      <text:p text:style-name="Code"><text:s text:c="2"/>double y;</text:p>
      <text:p text:style-name="Code_20_Last">};</text:p>
      <text:p text:style-name="Body_20_Text_20_Cont">C++ lets you list multiple data members in a single declaration, as you can see in Listing <text:variable-get text:name="chapter" office:value-type="float" style:data-style-name="N0">31</text:variable-get>-<text:reference-ref text:reference-format="text" text:ref-name="multiple_data_members_in_one_decl_code">2</text:reference-ref>. Except for trivial classes, this style is uncommon. I prefer to list each member separately, so I can include a comment explaining the member, what it’s used for, what constraints apply to it, and so on. Even without the comment, a little extra clarity goes a long way.</text:p>
      <text:p text:style-name="Code_20_Caption"><text:hidden-text text:condition="ooow:" text:string-value=".func" text:is-hidden="true"/>Listing <text:variable-get text:name="chapter" office:value-type="float" style:data-style-name="N0">31</text:variable-get>-<text:reference-mark-start text:name="multiple_data_members_in_one_decl_code"/><text:sequence text:ref-name="refText1" text:name="Text" text:formula="ooow:Text+1" style:num-format="1">2</text:sequence><text:reference-mark-end text:name="multiple_data_members_in_one_decl_code"/>. Multiple data members in one declaration</text:p>
      <text:p text:style-name="Code_20_First">struct point</text:p>
      <text:p text:style-name="Code">{</text:p>
      <text:p text:style-name="Code"><text:s text:c="2"/>double x, y;</text:p>
      <text:p text:style-name="Code_20_Last">};</text:p>
      <text:p text:style-name="Body_20_Text_20_Cont">As with any other name in a C++ source file, the compiler must know what the name means and how to use it prior to any actual use later in the file. In other words, you must define a class before you can use it<text:change-start text:change-id="ct1204644280"/>, and you can use the name of a class within its own def<text:change-end text:change-id="ct1204644280"/><text:change-start text:change-id="ct1204644168"/>inition<text:change-end text:change-id="ct1204644168"/><text:hidden-text text:condition="ooow:comment == 1" text:string-value="not entirely true because you can use references and pointers to the type before the type has been defined." text:is-hidden="true">not entirely true because you can use references and pointers to the type before the type has been defined.</text:hidden-text>.</text:p>
      <text:p text:style-name="Body_20_Text">Use the class name as a type name to de<text:change-start text:change-id="ct1204643384"/>fin<text:change-end text:change-id="ct1204643384"/><text:change text:change-id="ct1204645736"/>e local variables, function parameters, function return types, and even other data members. The compiler knows about the class name from the very start of the class definition, so you can use its name as a type name inside the class definition.</text:p>
      <text:p text:style-name="Body_20_Text">When you de<text:change-start text:change-id="ct1204644056"/>fin<text:change-end text:change-id="ct1204644056"/><text:change text:change-id="ct1204643608"/>e a variable using a class type, the compiler sets aside enough memory so that variable can store its own copy of every data member of the class. For example, de<text:change-start text:change-id="ct1204643160"/>fin<text:change-end text:change-id="ct1204643160"/><text:change text:change-id="ct1204645512"/>e an object with type <text:span text:style-name="Code_20_Inline">point</text:span>, and the object contains the <text:span text:style-name="Code_20_Inline">x</text:span> and <text:span text:style-name="Code_20_Inline">y</text:span> members. De<text:change-start text:change-id="ct1204642712"/>fin<text:change-end text:change-id="ct1204642712"/><text:change text:change-id="ct1204645176"/>e another object of type <text:span text:style-name="Code_20_Inline">point</text:span>, and that object contains its own, separate <text:span text:style-name="Code_20_Inline">x</text:span> and <text:span text:style-name="Code_20_Inline">y</text:span> members.</text:p>
      <text:p text:style-name="Body_20_Text">Use the dot (<text:span text:style-name="Code_20_Inline">.</text:span>) operator to access the members, as you have been doing throughout this book. That is, the object is the left-hand operand and the member name is the right-hand operand, as shown in Listing <text:variable-get text:name="chapter" office:value-type="float" style:data-style-name="N0">31</text:variable-get>-<text:reference-ref text:reference-format="text" text:ref-name="using_point_code">3</text:reference-ref>.</text:p>
      <text:p text:style-name="Code_20_Caption">Listing <text:variable-get text:name="chapter" office:value-type="float" style:data-style-name="N0">31</text:variable-get>-<text:reference-mark-start text:name="using_point_code"/><text:sequence text:ref-name="refText2" text:name="Text" text:formula="ooow:Text+1" style:num-format="1">3</text:sequence><text:reference-mark-end text:name="using_point_code"/>. Using a class and its members</text:p>
      <text:p text:style-name="Code_20_First">#include &lt;iostream&gt;</text:p>
      <text:p text:style-name="Code">#include &lt;ostream&gt;</text:p>
      <text:p text:style-name="Code"/>
      <text:p text:style-name="Code">struct point</text:p>
      <text:p text:style-name="Code">{</text:p>
      <text:p text:style-name="Code"><text:s text:c="2"/>double x;</text:p>
      <text:p text:style-name="Code"><text:s text:c="2"/>double y;</text:p>
      <text:p text:style-name="Code">};</text:p>
      <text:p text:style-name="Code"/>
      <text:p text:style-name="Code">int main()</text:p>
      <text:p text:style-name="Code">{</text:p>
      <text:p text:style-name="Code"><text:s text:c="2"/>point origin, unity;</text:p>
      <text:p text:style-name="Code"><text:s text:c="2"/>origin.x = 0;</text:p>
      <text:p text:style-name="Code"><text:s text:c="2"/>origin.y = 0;</text:p>
      <text:p text:style-name="Code"><text:s text:c="2"/>unity.x = 1;</text:p>
      <text:p text:style-name="Code"><text:s text:c="2"/>unity.y = 1;</text:p>
      <text:p text:style-name="Code"><text:s text:c="2"/>std::cout &lt;&lt; "origin = (" &lt;&lt; origin.x &lt;&lt; ", " &lt;&lt; origin.y &lt;&lt; ")\n";</text:p>
      <text:p text:style-name="Code"><text:s text:c="2"/>std::cout &lt;&lt; "unity <text:s/>= (" &lt;&lt; unity.x <text:s/>&lt;&lt; ", " &lt;&lt; unity.y <text:s/>&lt;&lt; ")\n";</text:p>
      <text:p text:style-name="Code_20_Last">}</text:p>
      <text:p text:style-name="Heading_20_1">Member Functions</text:p>
      <text:p text:style-name="Body_20_Text_20_First">In addition to data members, you can have member functions. Member function definitions look <text:change-start text:change-id="ct1190283372"/>a lot <text:change-end text:change-id="ct1190283372"/>like ordinary function definitions, except you define them <text:change text:change-id="ct1204644504"/><text:change-start text:change-id="ct1206588304"/>as part of <text:change-end text:change-id="ct1206588304"/>a class definition<text:hidden-text text:condition="ooow:comment == 1" text:string-value="This is leading the reader into a truly terrible coding style. Once someone gets used to this kind of in class definition it becomes much harder to break them of the habit. I know you want to stick with a single translation unit for now but please consider making the definitions out of class." text:is-hidden="true">This is leading the reader into a truly terrible coding style. Once someone gets used to this kind of in class definition it becomes much harder to break them of the habit. I know you want to stick with a single translation unit for now but please consider making the definitions out of class.</text:hidden-text><text:change-start text:change-id="ct1206588080"/><text:hidden-text text:condition="ooow:" text:string-value="[RL] One conceptual step at a time." text:is-hidden="true"/><text:change-end text:change-id="ct1206588080"/>. Also, a member function can call other member functions of the same class and can access data members of the same class. Listing <text:variable-get text:name="chapter" office:value-type="float" style:data-style-name="N0">31</text:variable-get>-<text:reference-ref text:reference-format="text" text:ref-name="member_function_code">4</text:reference-ref> shows some member functions added to class <text:span text:style-name="Code_20_Inline">point</text:span>.</text:p>
      <text:p text:style-name="Code_20_Caption"><text:hidden-text text:condition="ooow:" text:string-value=".func" text:is-hidden="true"/>Listing <text:variable-get text:name="chapter" office:value-type="float" style:data-style-name="N0">31</text:variable-get>-<text:reference-mark-start text:name="member_function_code"/><text:sequence text:ref-name="refText3" text:name="Text" text:formula="ooow:Text+1" style:num-format="1">4</text:sequence><text:reference-mark-end text:name="member_function_code"/>. Member functions for class <text:span text:style-name="Code_20_Inline">point</text:span></text:p>
      <text:p text:style-name="Code_20_First">#include &lt;cmath&gt; // for sqrt and atan</text:p>
      <text:p text:style-name="Code">struct point</text:p>
      <text:p text:style-name="Code">{</text:p>
      <text:p text:style-name="Code"><text:s text:c="2"/>/// Distance to the origin.</text:p>
      <text:p text:style-name="Code"><text:s text:c="2"/>double distance()</text:p>
      <text:p text:style-name="Code"><text:s text:c="2"/>{</text:p>
      <text:p text:style-name="Code"><text:s text:c="4"/>return std::sqrt(x*x + y*y);</text:p>
      <text:p text:style-name="Code"><text:s text:c="2"/>}</text:p>
      <text:p text:style-name="Code"><text:s text:c="2"/>/// Angle relative to x-axis.</text:p>
      <text:p text:style-name="Code"><text:s text:c="2"/>double angle()</text:p>
      <text:p text:style-name="Code"><text:s text:c="2"/>{</text:p>
      <text:p text:style-name="Code"><text:s text:c="4"/>return std::atan2(y, x);</text:p>
      <text:p text:style-name="Code"><text:s text:c="2"/>}</text:p>
      <text:p text:style-name="Code"/>
      <text:p text:style-name="Code"><text:s text:c="2"/>/// Add an offset to x and y.</text:p>
      <text:p text:style-name="Code"><text:s text:c="2"/>void offset(double off)</text:p>
      <text:p text:style-name="Code"><text:s text:c="2"/>{</text:p>
      <text:p text:style-name="Code"><text:s text:c="4"/>offset(off, off);</text:p>
      <text:p text:style-name="Code"><text:s text:c="2"/>}</text:p>
      <text:p text:style-name="Code"><text:s text:c="2"/>/// Add an offset to x and an offset to y</text:p>
      <text:p text:style-name="Code"><text:s text:c="2"/>void offset(double <text:s/>xoff, double yoff)</text:p>
      <text:p text:style-name="Code"><text:s text:c="2"/>{</text:p>
      <text:p text:style-name="Code"><text:s text:c="4"/>x = x + xoff;</text:p>
      <text:p text:style-name="Code"><text:s text:c="4"/>y = y + yoff;</text:p>
      <text:p text:style-name="Code"><text:s text:c="2"/>}</text:p>
      <text:p text:style-name="Code"/>
      <text:p text:style-name="Code"><text:s text:c="2"/>/// Scale x and y.</text:p>
      <text:p text:style-name="Code"><text:s text:c="2"/>void scale(double mult)</text:p>
      <text:p text:style-name="Code"><text:s text:c="2"/>{</text:p>
      <text:p text:style-name="Code"><text:s text:c="4"/>this-&gt;scale(mult, mult);</text:p>
      <text:p text:style-name="Code"><text:s text:c="2"/>}</text:p>
      <text:p text:style-name="Code"><text:s text:c="2"/>/// Scale x and y.</text:p>
      <text:p text:style-name="Code"><text:s text:c="2"/>void scale(double xmult, double ymult)</text:p>
      <text:p text:style-name="Code"><text:s text:c="2"/>{</text:p>
      <text:p text:style-name="Code"><text:s text:c="4"/>this-&gt;x = this-&gt;x * xmult;</text:p>
      <text:p text:style-name="Code"><text:s text:c="4"/>this-&gt;y = this-&gt;y * ymult;</text:p>
      <text:p text:style-name="Code"><text:s text:c="2"/>}</text:p>
      <text:p text:style-name="Code"><text:s text:c="2"/>double x;</text:p>
      <text:p text:style-name="Code"><text:s text:c="2"/>double y;</text:p>
      <text:p text:style-name="Code_20_Last">};</text:p>
      <text:p text:style-name="Body_20_Text_20_Cont">For each member function, the compiler generates a hidden parameter named <text:span text:style-name="Code_20_Inline">this</text:span>. When you call a member function, the compiler passes the object as the hidden argument. In a member function, you can access the object with the expression <text:span text:style-name="Code_20_Inline">*this</text:span>. The C++ syntax rules say that the member operator (<text:span text:style-name="Code_20_Inline">.</text:span>) has higher precedence than the <text:span text:style-name="Code_20_Inline">*</text:span> operator, so you need parentheses around <text:span text:style-name="Code_20_Inline">*this</text:span>, e.g., <text:span text:style-name="Code_20_Inline">(*this).x</text:span>. As a syntactic convenience, another way to write the same expression is <text:span text:style-name="Code_20_Inline">this-&gt;x</text:span>, <text:hidden-text text:condition="ooow:comment == 1" text:string-value="of course that was true for C but for C++ it is not because we can overload -&gt;" text:is-hidden="true">of course that was true for C but for C++ it is not because we can overload -&gt;</text:hidden-text><text:change-start text:change-id="ct1200456288"/><text:hidden-text text:condition="ooow:" text:string-value="[RL] Irrelevant for the reader at this point" text:is-hidden="true"/><text:change-end text:change-id="ct1200456288"/>several examples of which you can see in Listing <text:variable-get text:name="chapter" office:value-type="float" style:data-style-name="N0">31</text:variable-get>-<text:reference-ref text:reference-format="text" text:ref-name="member_function_code">4</text:reference-ref>.</text:p>
      <text:p text:style-name="Body_20_Text">The compiler is smart enough to tell when you use a member name, so the use of <text:span text:style-name="Code_20_Inline">this-&gt;</text:span> is optional. If a name has no local de<text:change-start text:change-id="ct1200459200"/>fini<text:change-end text:change-id="ct1200459200"/><text:change text:change-id="ct1200455728"/>tion, and it is the name of a member, the compiler assumes you want to use the member. Some programmers like to include <text:span text:style-name="Code_20_Inline">this-&gt;</text:span> all the time for the sake of clarity<text:span text:style-name="T2">—</text:span>in a large program, you can easily lose track of which names are member names. Other programmers find the extra <text:span text:style-name="Code_20_Inline">this-&gt;</text:span> to be clutter and use it only when necessary. My recommendation is the latter. You need to learn to read C++ classes, and one of the necessary skills is to be able to read a class definition, find the member names, and keep track of those names while you read the class definition.</text:p>
      <text:p text:style-name="Body_20_Text">A number of programmers use a more subtle technique to denote data member names. They use a special prefix or suffix. For example, a common technique is to use the prefix <text:span text:style-name="Code_20_Inline">m_</text:span> for all data members (“m” is short for member). Another common technique is a little less intrusive: using a plain underscore (<text:span text:style-name="Code_20_Inline">_</text:span>) suffix. I prefer a suffix to a prefix because suffixes interfere less than prefixes, so they don’t obscure the important part of a name. From now on, I will adopt the practice of appending an underscore to every data member name.</text:p>
      <text:p text:style-name="SB_20_Head">No Leading Underscore</text:p>
      <text:p text:style-name="SB_20_Body_20_First">If you want to use an underscore to denote members, use it as a suffix, not a prefix. The C++ standard sets aside certain names and prohibits you from using them. The actual rules are somewhat lengthy because C++ inherits a number of restrictions from the C standard library. For example, you should not use any name that starts with <text:span text:style-name="Code_20_Inline">E</text:span> and is followed by a digit or an uppercase letter. (That rules seems arcane, but the C standard library defines several error code names, such as <text:span text:style-name="Code_20_Inline">ERANGE</text:span>, for a range error in a math function. This rule lets the library add new names in the future, and lets library implementors add vendor-specific names,)</text:p>
      <text:p text:style-name="SB_20_Body">I like simplicity, so I follow three basic rules. These rules are slightly more restrictive than the official C++ rules, but not in any burdensome way:</text:p>
      <text:list text:style-name="L1">
        <text:list-item>
          <text:p text:style-name="P2">Do not use any name that contains two consecutive underscores (<text:span text:style-name="Code_20_Inline">like__this</text:span>).<text:hidden-text text:condition="ooow:comment == 1" text:string-value="that one is required by the C++ Standard, all uses of a double underscore are reserved to implementors" text:is-hidden="true">that one is required by the C++ Standard, all uses of a double underscore are reserved to implementors</text:hidden-text></text:p>
        </text:list-item>
        <text:list-item>
          <text:p text:style-name="P3">Do not use any name that starts with an underscore (<text:span text:style-name="Code_20_Inline">_like_this</text:span>).</text:p>
        </text:list-item>
        <text:list-item>
          <text:p text:style-name="P4">Do not use any name that is all uppercase (<text:span text:style-name="Code_20_Inline">LIKE_THIS</text:span>).</text:p>
        </text:list-item>
      </text:list>
      <text:p text:style-name="SB_20_Body">Using a reserved name results in undefined behavior. The compiler might not complain, but the results are unpredictable. Typically, a standard library implementation must invent many additional names for its internal use. By reserving certain names from the application programmer’s use, C++ ensures the library-writer can use these names within the library. If you accidentally use a name that conflicts with an internal library name, the results could be chaos or merely a subtle shift in a function’s implementation.</text:p>
      <text:p text:style-name="Heading_20_1">Constructor<text:change text:change-id="ct1235271912"/></text:p>
      <text:p text:style-name="Body_20_Text_20_First">As I mentioned earlier, data member declarations do not take initializers. The<text:change text:change-id="ct1235272024"/><text:change text:change-id="ct1233633752"/><text:hidden-text text:condition="ooow:comment == 1" text:string-value="only" text:is-hidden="true">only</text:hidden-text> way to initialize a data member is in a <text:span text:style-name="T1">constructor</text:span>, which you learned about in Exploration 30. Recall that a constructor is a special member function. You cannot call a constructor directly; instead when you de<text:change text:change-id="ct1235272584"/><text:change-start text:change-id="ct1235272696"/>fin<text:change-end text:change-id="ct1235272696"/>e a variable of class type, the compiler automatically generates code to call the appropriate constructor. Which constructor it calls depends on the arguments you supply to the variable’s initializer (if any), according to the usual rules for overloading functions.</text:p>
      <text:p text:style-name="Body_20_Text">Write a constructor almost the same way you would an ordinary member function, but with a few differences:</text:p>
      <text:list text:style-name="L2">
        <text:list-item>
          <text:p text:style-name="P5">Omit the return type<text:hidden-text text:condition="ooow:comment == 1" text:string-value="I think you should make it explicit that constructors do not have return types" text:is-hidden="true">I think you should make it explicit that constructors do not have return types</text:hidden-text>.</text:p>
        </text:list-item>
        <text:list-item>
          <text:p text:style-name="P6"><text:change-start text:change-id="ct1235274936"/>Return statements do not return values, that is, use plain <text:span text:style-name="Code_20_Inline">return;</text:span>.</text:p>
        </text:list-item>
        <text:list-item>
          <text:p text:style-name="P6"><text:change-end text:change-id="ct1235274936"/>Use the class name as the function name.</text:p>
        </text:list-item>
        <text:list-item>
          <text:p text:style-name="P7">Add an initializer list after a colon to initialize the data members.</text:p>
        </text:list-item>
      </text:list>
      <text:p text:style-name="Body_20_Text_20_Cont">Listing <text:variable-get text:name="chapter" office:value-type="float" style:data-style-name="N0">31</text:variable-get>-<text:reference-ref text:reference-format="text" text:ref-name="ctors_code">5</text:reference-ref> shows several examples of constructors added to class <text:span text:style-name="Code_20_Inline">point</text:span>.</text:p>
      <text:p text:style-name="Code_20_Caption"><text:hidden-text text:condition="ooow:" text:string-value=".func" text:is-hidden="true"/>Listing <text:variable-get text:name="chapter" office:value-type="float" style:data-style-name="N0">31</text:variable-get>-<text:reference-mark-start text:name="ctors_code"/><text:sequence text:ref-name="refText4" text:name="Text" text:formula="ooow:Text+1" style:num-format="1">5</text:sequence><text:reference-mark-end text:name="ctors_code"/>. Constructors for class <text:span text:style-name="Code_20_Inline">point</text:span></text:p>
      <text:p text:style-name="Code_20_First">struct point</text:p>
      <text:p text:style-name="Code">{</text:p>
      <text:p text:style-name="Code"><text:s text:c="2"/>point()</text:p>
      <text:p text:style-name="Code"><text:s text:c="2"/>: x_(0.0), y_(0.0)</text:p>
      <text:p text:style-name="Code"><text:s text:c="2"/>{}</text:p>
      <text:p text:style-name="Code"><text:s text:c="2"/>point(double x, double y)</text:p>
      <text:p text:style-name="Code"><text:s text:c="2"/>: x_(x), y_(y)</text:p>
      <text:p text:style-name="Code"><text:s text:c="2"/>{}</text:p>
      <text:p text:style-name="Code"><text:s text:c="2"/>point(point const&amp; pt)</text:p>
      <text:p text:style-name="Code"><text:s text:c="2"/>: x_(pt.x_), y_(pt.y_)</text:p>
      <text:p text:style-name="Code"><text:s text:c="2"/>{}</text:p>
      <text:p text:style-name="Code"><text:s text:c="2"/>double x_;</text:p>
      <text:p text:style-name="Code"><text:s text:c="2"/>double y_;</text:p>
      <text:p text:style-name="Code_20_Last">};</text:p>
      <text:p text:style-name="Body_20_Text_20_Cont"><text:change-start text:change-id="ct1234742604"/>Constructors take arguments the same way ordinary functions do. When you define an object of class type, you pass arguments to initialize the object. The compiler passes the arguments to the constructor, just as though you were calling the constructor as a function. If you omit the constructor argument list, you must also omit the parentheses; the compiler calls the no-argument constructor (called the <text:span text:style-name="T1">default</text:span> constructor):</text:p>
      <text:p text:style-name="Code_20_First">point origin; <text:s text:c="10"/>// invokes point()</text:p>
      <text:p text:style-name="Code">point unit(1.0, 1.0); <text:s text:c="2"/>// invokes point(double x, double y)</text:p>
      <text:p text:style-name="Code">point copy(origin); <text:s text:c="4"/>// invokes point(point const&amp; pt)</text:p>
      <text:p text:style-name="Body_20_Text_20_Cont">Initialization is one of the key differences between class types and built-in types. If you define an object of built-in type, you get a garbage value, but objects of class type are always initialized by calling a constructor. You always get a chance to initialize the object’s data members. The difference between built-in types and class types are also evident in the rules C++ uses to initialize data members in a constructor.</text:p>
      <text:p text:style-name="Body_20_Text">A constructor’s initializer list is optional, but I recommend always providing it. It appears after a colon, which follows the closing parenthesis of the constructor’s parameter list. <text:change-end text:change-id="ct1234742604"/>The initializer list initializes each data member<text:change text:change-id="ct1234742380"/><text:change text:change-id="ct1234742492"/><text:hidden-text text:condition="ooow:comment == 1" text:string-value="untrue, if a data member has a default ctor that will be called and may well do the initialisation" text:is-hidden="true">untrue, if a data member has a default ctor that will be called and may well do the initialisation</text:hidden-text><text:change text:change-id="ct1234740700"/><text:change text:change-id="ct1234740476"/> in the same order in which you declare them<text:change-start text:change-id="ct1234740812"/> in the class definition<text:change-end text:change-id="ct1234740812"/>, ignoring the order in the initializer list. I recommend always writing the initializer list in the same order as the data member order, to avoid confusion.<text:change-start text:change-id="ct1234740924"/> Member initializers are separated by commas and can spill onto as many lines as you need. Each member initializer provides the initial value of a single data member. List <text:span text:style-name="T3">the</text:span> member name, followed by the initi<text:change-end text:change-id="ct1234740924"/><text:change-start text:change-id="ct1234741036"/>al value in parentheses.<text:change-end text:change-id="ct1234741036"/><text:change-start text:change-id="ct1236551676"/></text:p>
      <text:p text:style-name="Body_20_Text">The compiler treats class-type data members differently from data members with built-in type. Each member initializer can have one of three kinds of values:</text:p>
      <text:list text:style-name="L3">
        <text:list-item>
          <text:p text:style-name="P8">The member is missing: you omitted the member from the initializer list, or you left out the entire initializer list. Members of built-in type are left uninitialized; members of class type are initialized by calling their default constructors:</text:p>
        </text:list-item>
      </text:list>
      <text:p text:style-name="Code_20_First">struct demo</text:p>
      <text:p text:style-name="Code">{</text:p>
      <text:p text:style-name="Code"><text:s text:c="2"/>demo() {} <text:s/>// invoke point() to initialize pt_, but u_ is uninitialized</text:p>
      <text:p text:style-name="Code"><text:s text:c="2"/>point pt_;</text:p>
      <text:p text:style-name="Code"><text:s text:c="2"/>int u_;</text:p>
      <text:p text:style-name="Code_20_Last">};</text:p>
      <text:list text:style-name="L3">
        <text:list-item text:start-value="1">
          <text:p text:style-name="P9">The initializer is missing: the member is in the initializer list, but the parentheses are empty. (You must always include the parentheses after the member name.) Members are <text:span text:style-name="T1">value-initialized</text:span><text:span text:style-name="T4">: A member of built-in type is value-initialized by initializing it to zero, cast to the appropriate type (</text:span><text:span text:style-name="T5">0</text:span><text:span text:style-name="T4">, </text:span><text:span text:style-name="T5">0.0</text:span><text:span text:style-name="T4">, </text:span><text:span text:style-name="T5">false</text:span><text:span text:style-name="T4">). A member of class type, when the class has at least one explicit constructor, is value-initialized by calling its default constructor. If the class has at least one constructor, but no default constructor, the compiler issues an error message. A member of class type with no explicit constructor is value-initialized by value-initializing its members individually: (I don’t like the name value-initialize, but that’s what the standard calls it, and that’s what C++ experts call it, so get used to it.)</text:span></text:p>
        </text:list-item>
      </text:list>
      <text:p text:style-name="Code_20_First">struct demo</text:p>
      <text:p text:style-name="Code">{</text:p>
      <text:p text:style-name="Code"><text:s text:c="2"/>demo() : pt_(), z_() {} <text:s text:c="4"/>// zero-initialize z_; zero-initialize pt_ if point</text:p>
      <text:p text:style-name="Code"><text:s text:c="30"/>// has no constructors; otherwise invoke point’s</text:p>
      <text:p text:style-name="Code"><text:s text:c="30"/>// default constructor</text:p>
      <text:p text:style-name="Code"><text:s text:c="2"/>point pt_;</text:p>
      <text:p text:style-name="Code"><text:s text:c="2"/>int z_;</text:p>
      <text:p text:style-name="Code_20_Last">};</text:p>
      <text:list text:style-name="L3">
        <text:list-item text:start-value="1">
          <text:p text:style-name="P9">The initializer has a list of one or more arguments, separated by commas, as in a function call. Members of built-in type must have only one argument, and that argument is the initial value. Members of class type are initialized by passing the arguments to a suitable constructor. The compiler chooses a constructor based on the number and type of the arguments, using the normal rules for resolving overloaded functions<text:change-end text:change-id="ct1236551676"/><text:change-start text:change-id="ct1236551564"/>:<text:change-end text:change-id="ct1236551564"/><text:change-start text:change-id="ct1236551452"/></text:p>
        </text:list-item>
      </text:list>
      <text:p text:style-name="Code_20_First">struct demo {</text:p>
      <text:p text:style-name="Code"><text:s text:c="2"/>demo(int x, int y) : pt_(x, y), x_(42) {}</text:p>
      <text:p text:style-name="Code"><text:s text:c="2"/>point pt_;</text:p>
      <text:p text:style-name="Code"><text:s text:c="2"/>int x_;</text:p>
      <text:p text:style-name="Code_20_Last">};<text:change-end text:change-id="ct1236551452"/><text:change-start text:change-id="ct1236551340"/></text:p>
      <text:p text:style-name="Body_20_Text_20_Cont"><text:change-end text:change-id="ct1236551340"/><text:change text:change-id="ct1236549772"/><text:change text:change-id="ct1236549884"/><text:change text:change-id="ct1236549996"/><text:change text:change-id="ct1236550108"/>If you don’t write any constructors for your class, the compiler writes its own default constructor. The compiler’s default constructor is just like a constructor that omits an initializer list:</text:p>
      <text:p text:style-name="Code_20_First">struct point {</text:p>
      <text:p text:style-name="Code"><text:s text:c="2"/>point() {}<text:change-start text:change-id="ct1235803884"/> // x_ and y_ are uninitialized<text:change-end text:change-id="ct1235803884"/></text:p>
      <text:p text:style-name="Code"><text:s text:c="2"/>double x_;</text:p>
      <text:p text:style-name="Code"><text:s text:c="2"/>double y_;</text:p>
      <text:p text:style-name="Code_20_Last">};<text:change-start text:change-id="ct1235803996"/></text:p>
      <text:p text:style-name="Body_20_Text_20_Cont">When the compiler writes a constructor for you, the constructor is<text:change-end text:change-id="ct1235803996"/><text:change-start text:change-id="ct1235803772"/> <text:span text:style-name="T1">implicit</text:span>. When you write your own constructor, it is explicit. The distinction matters when <text:change-end text:change-id="ct1235803772"/><text:change-start text:change-id="ct1235803660"/>value-initializing an <text:change-end text:change-id="ct1235803660"/><text:change-start text:change-id="ct1235803548"/>object<text:change-end text:change-id="ct1235803548"/><text:change-start text:change-id="ct1235803212"/>, as I explained earlier.<text:change-end text:change-id="ct1235803212"/></text:p>
      <text:p text:style-name="Body_20_Text">In some applications, you might want to avoid the overhead of initializing the data members of <text:span text:style-name="Code_20_Inline">point</text:span> because your application will immediately assign a new value to the point object. Most of the time, however, caution is best. For that reason, I wrote the default constructor for <text:span text:style-name="Code_20_Inline">point</text:span> to initialize the data members to <text:span text:style-name="Code_20_Inline">0.0</text:span>.</text:p>
      <text:p text:style-name="Body_20_Text">A <text:span text:style-name="T1">copy</text:span> constructor is one that takes a single argument of the same type as the class, passed by reference. The compiler automatically generates calls to the copy constructor when you pass objects by value to functions, or when functions return objects. You can also initialize a <text:span text:style-name="Code_20_Inline">point</text:span> object with the value of another <text:span text:style-name="Code_20_Inline">point</text:span> object, and the compiler generates code to invoke the copy constructor:</text:p>
      <text:p text:style-name="Code_20_First">point pt1; <text:s text:c="9"/>// default constructor</text:p>
      <text:p text:style-name="Code_20_Last">point p2(pt1); <text:s text:c="5"/>// copy constructor</text:p>
      <text:p text:style-name="Body_20_Text_20_Cont">If you don’t write your own copy constructor, the compiler writes one for you. The automatic copy constructor calls the copy constructor for every data member, just like the one in Listing <text:variable-get text:name="chapter" office:value-type="float" style:data-style-name="N0">31</text:variable-get>-<text:reference-ref text:reference-format="text" text:ref-name="ctors_code">5</text:reference-ref>. Because I wrote one that is exactly like the one the compiler writes implicitly, there is no reason to write it explicitly. Let the compiler do its job.</text:p>
      <text:p text:style-name="Body_20_Text">To help you visualize how the compiler calls constructors, <text:span text:style-name="T6">read Listing </text:span><text:span text:style-name="T6"><text:variable-get text:name="chapter" office:value-type="float" style:data-style-name="N0">31</text:variable-get></text:span><text:span text:style-name="T6">-</text:span><text:span text:style-name="T6"><text:reference-ref text:reference-format="text" text:ref-name="ctor_demo_code">6</text:reference-ref></text:span><text:span text:style-name="T6">. Notice how it prints a message for each constructor use.</text:span></text:p>
      <text:p text:style-name="Code_20_Caption">Listing <text:variable-get text:name="chapter" office:value-type="float" style:data-style-name="N0">31</text:variable-get>-<text:reference-mark-start text:name="ctor_demo_code"/><text:sequence text:ref-name="refText5" text:name="Text" text:formula="ooow:Text+1" style:num-format="1">6</text:sequence><text:reference-mark-end text:name="ctor_demo_code"/>. Visual constructors</text:p>
      <text:p text:style-name="Code_20_First">#include &lt;iostream&gt;</text:p>
      <text:p text:style-name="Code">#include &lt;ostream&gt;</text:p>
      <text:p text:style-name="Code"/>
      <text:p text:style-name="Code">struct demo</text:p>
      <text:p text:style-name="Code">{</text:p>
      <text:p text:style-name="Code"><text:s text:c="2"/>demo() <text:s text:c="5"/>: x_(0) { std::cout &lt;&lt; "default constructor\n"; }</text:p>
      <text:p text:style-name="Code"><text:s text:c="2"/>demo(int x) : x_(x) { std::cout &lt;&lt; "constructor(" &lt;&lt; x &lt;&lt; ")\n"; }</text:p>
      <text:p text:style-name="Code"><text:s text:c="2"/>demo(demo const&amp; that)</text:p>
      <text:p text:style-name="Code"><text:s text:c="2"/>: x_(that.x_)</text:p>
      <text:p text:style-name="Code"><text:s text:c="2"/>{</text:p>
      <text:p text:style-name="Code"><text:s text:c="4"/>std::cout &lt;&lt; "copy constructor(" &lt;&lt; x_ &lt;&lt; ")\n";</text:p>
      <text:p text:style-name="Code"><text:s text:c="2"/>}</text:p>
      <text:p text:style-name="Code"><text:s text:c="2"/>int x_;</text:p>
      <text:p text:style-name="Code">};</text:p>
      <text:p text:style-name="Code"/>
      <text:p text:style-name="Code">demo addone(demo d)</text:p>
      <text:p text:style-name="Code">{</text:p>
      <text:p text:style-name="Code"><text:s text:c="2"/>++d.x_;</text:p>
      <text:p text:style-name="Code"><text:s text:c="2"/>return d;</text:p>
      <text:p text:style-name="Code">}</text:p>
      <text:p text:style-name="Code"/>
      <text:p text:style-name="Code">int main()</text:p>
      <text:p text:style-name="Code">{</text:p>
      <text:p text:style-name="Code"><text:s text:c="2"/>demo d1;</text:p>
      <text:p text:style-name="Code"><text:s text:c="2"/>demo d2(d1);</text:p>
      <text:p text:style-name="Code"><text:s text:c="2"/>demo d3(42);</text:p>
      <text:p text:style-name="Code"><text:s text:c="2"/>demo d4(addone(d3));</text:p>
      <text:p text:style-name="Code_20_Last">}</text:p>
      <text:p text:style-name="P10">Predict the output from running the program in Listing <text:variable-get text:name="chapter" office:value-type="float" style:data-style-name="N0">31</text:variable-get>-<text:reference-ref text:reference-format="text" text:ref-name="ctor_demo_code">6</text:reference-ref>.</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Check your prediction. <text:span text:style-name="T7">Were you correct?</text:span> ~SSS</text:p>
      <text:p text:style-name="P11">The compiler is allowed to perform some minor optimizations when passing arguments to functions and accepting return values. For example, instead of copying a <text:span text:style-name="Code_20_Inline">demo</text:span> object to the <text:span text:style-name="Code_20_Inline">addone</text:span> return value, and then copying the return value to initialize <text:span text:style-name="Code_20_Inline">d4</text:span>, the C++ standard permits compilers to optimize away unnecessary calls to the copy constructor. Not all compilers perform this optimization, and not all do so in the same manner. Most compilers require a command line switch or project option to be set before it optimizes. Thus, the exact number of calls to the copy constructor can vary slightly from one compiler or platform to another, or from one set of command line switches to another. When I run the program, I get the following:</text:p>
      <text:p text:style-name="Code_20_First"><text:hidden-text text:condition="ooow:" text:string-value=".txt" text:is-hidden="true"/>default constructor</text:p>
      <text:p text:style-name="Code">copy constructor(0)</text:p>
      <text:p text:style-name="Code">constructor(42)</text:p>
      <text:p text:style-name="Code">copy constructor(42)</text:p>
      <text:p text:style-name="Code_20_Last">copy constructor(43)</text:p>
      <text:p text:style-name="P11">That was easy. The next exploration starts with a real challe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31 - Writing Classes</dc:title>
    <dc:subject>Exploring C++</dc:subject>
    <meta:initial-creator>Ray Lischner</meta:initial-creator>
    <meta:creation-date>2006-03-30T10:01:31</meta:creation-date>
    <dc:creator>Ray Lischner</dc:creator>
    <dc:date>2006-09-22T11:07:09</dc:date>
    <dc:language>en-US</dc:language>
    <meta:editing-cycles>79</meta:editing-cycles>
    <meta:editing-duration>P4DT10H45M14S</meta:editing-duration>
    <meta:user-defined meta:name="codex-configfile">apress-cpp-dox.xml</meta:user-defined>
    <meta:user-defined meta:name="codex-chapter-number">31</meta:user-defined>
    <meta:user-defined meta:name="codex-doxygen"/>
    <meta:user-defined meta:name="Info 4"/>
    <meta:document-statistic meta:table-count="0" meta:image-count="0" meta:object-count="0" meta:page-count="8" meta:paragraph-count="218" meta:word-count="2693" meta:character-count="16280"/>
  </office:meta>
</office:document-meta>
</file>